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list-style-name="L4"/>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Articles of Association of Moien S.A.</text:span></text:h>
      <text:p text:style-name="Text_20_body"><text:span text:style-name="Strong_20_Emphasis">Incorporated under the laws of the Grand Duchy of Luxembourg</text:span></text:p>
      <text:p text:style-name="Text_20_body"><text:span text:style-name="Strong_20_Emphasis">Date:</text:span> [Insert Date]</text:p>
      <text:p text:style-name="Horizontal_20_Line"/>
      <text:h text:style-name="Heading_20_2" text:outline-level="2"><text:span text:style-name="Strong_20_Emphasis">Article 1: Name and Legal Form</text:span></text:h>
      <text:p text:style-name="Text_20_body">1.1 <text:span text:style-name="Strong_20_Emphasis">Company Name</text:span><text:line-break/>The company is established as a <text:span text:style-name="Strong_20_Emphasis">Société Anonyme (S.A.)</text:span> under the name <text:span text:style-name="Strong_20_Emphasis">"Moien S.A."</text:span> (hereinafter referred to as the "Company").</text:p>
      <text:h text:style-name="Heading_20_2" text:outline-level="2"><text:span text:style-name="Strong_20_Emphasis">Article 2: Registered Office</text:span></text:h>
      <text:p text:style-name="Text_20_body">2.1 <text:span text:style-name="Strong_20_Emphasis">Location</text:span><text:line-break/>The registered office of the Company is located at:</text:p>
      <text:p text:style-name="Text_20_body">[Registered Address]<text:line-break/>[Postal Code], Luxembourg</text:p>
      <text:p text:style-name="Text_20_body">2.2 <text:span text:style-name="Strong_20_Emphasis">Relocation</text:span><text:line-break/>The Board of Directors may transfer the registered office to any other location within the Grand Duchy of Luxembourg and may establish branches or offices both within and outside Luxembourg.</text:p>
      <text:h text:style-name="Heading_20_2" text:outline-level="2"><text:span text:style-name="Strong_20_Emphasis">Article 3: Duration</text:span></text:h>
      <text:p text:style-name="Text_20_body">3.1 <text:span text:style-name="Strong_20_Emphasis">Term</text:span><text:line-break/>The Company is established for an unlimited duration.</text:p>
      <text:h text:style-name="Heading_20_2" text:outline-level="2"><text:span text:style-name="Strong_20_Emphasis">Article 4: Purpose and Objectives</text:span></text:h>
      <text:p text:style-name="Text_20_body">4.1 <text:span text:style-name="Strong_20_Emphasis">Primary Purpose</text:span><text:line-break/>The purpose of the Company is to engage in software development, specifically the creation, maintenance, and operation of the <text:span text:style-name="Strong_20_Emphasis">"Moien"</text:span> hybrid web/mobile application for property rentals and sales.</text:p>
      <text:p text:style-name="Text_20_body">4.2 <text:span text:style-name="Strong_20_Emphasis">Ancillary Activities</text:span><text:line-break/>The Company may engage in any commercial, industrial, or financial activities directly or indirectly related to its primary purpose, including but not limited to:</text:p>
      <text:list text:style-name="L1">
        <text:list-item>
          <text:p text:style-name="P3">Providing services related to property listing, booking, and payment processing.</text:p>
        </text:list-item>
        <text:list-item>
          <text:p text:style-name="P3">Facilitating partnerships with real estate companies.</text:p>
        </text:list-item>
        <text:list-item>
          <text:p text:style-name="P2">Investing in, acquiring, or disposing of any assets or property that serve the Company's objectives.</text:p>
        </text:list-item>
      </text:list>
      <text:h text:style-name="Heading_20_2" text:outline-level="2"><text:soft-page-break/><text:span text:style-name="Strong_20_Emphasis">Article 5: Share Capital</text:span></text:h>
      <text:p text:style-name="Text_20_body">5.1 <text:span text:style-name="Strong_20_Emphasis">Authorized Share Capital</text:span><text:line-break/>The authorized share capital of the Company is set at <text:span text:style-name="Strong_20_Emphasis">[Amount in words] Euros (€[Amount])</text:span>, divided into <text:span text:style-name="Strong_20_Emphasis">[Number]</text:span> shares with a nominal value of <text:span text:style-name="Strong_20_Emphasis">[Value] Euros (€[Value])</text:span> each.</text:p>
      <text:p text:style-name="Text_20_body">5.2 <text:span text:style-name="Strong_20_Emphasis">Share Classes</text:span><text:line-break/>The shares are of a single class and grant equal rights to shareholders.</text:p>
      <text:p text:style-name="Text_20_body">5.3 <text:span text:style-name="Strong_20_Emphasis">Payment of Shares</text:span><text:line-break/>All shares have been fully subscribed and paid up.</text:p>
      <text:h text:style-name="Heading_20_2" text:outline-level="2"><text:span text:style-name="Strong_20_Emphasis">Article 6: Shares</text:span></text:h>
      <text:p text:style-name="Text_20_body">6.1 <text:span text:style-name="Strong_20_Emphasis">Form of Shares</text:span><text:line-break/>The shares are registered shares ("actions nominatives").</text:p>
      <text:p text:style-name="Text_20_body">6.2 <text:span text:style-name="Strong_20_Emphasis">Share Register</text:span><text:line-break/>The Company shall maintain a share register at its registered office, recording the ownership and transfer of shares.</text:p>
      <text:p text:style-name="Text_20_body">6.3 <text:span text:style-name="Strong_20_Emphasis">Transfer of Shares</text:span><text:line-break/>Transfer of shares shall be effected by a written declaration of transfer registered in the share register, dated and signed by the transferor and the transferee or their authorized representatives.</text:p>
      <text:p text:style-name="Text_20_body">6.4 <text:span text:style-name="Strong_20_Emphasis">Restrictions on Transfer</text:span><text:line-break/>Any transfer of shares is subject to the approval of the Board of Directors, which may only refuse approval under conditions set forth by law.</text:p>
      <text:h text:style-name="Heading_20_2" text:outline-level="2"><text:span text:style-name="Strong_20_Emphasis">Article 7: Increase and Reduction of Capital</text:span></text:h>
      <text:p text:style-name="Text_20_body">7.1 <text:span text:style-name="Strong_20_Emphasis">Capital Increase</text:span><text:line-break/>The share capital may be increased by a resolution of the General Meeting of Shareholders, in accordance with the provisions of Luxembourg law and these Articles.</text:p>
      <text:p text:style-name="Text_20_body">7.2 <text:span text:style-name="Strong_20_Emphasis">Capital Reduction</text:span><text:line-break/>The share capital may be reduced by a resolution of the General Meeting, following legal requirements for the protection of creditors and shareholders.</text:p>
      <text:h text:style-name="Heading_20_2" text:outline-level="2"><text:span text:style-name="Strong_20_Emphasis">Article 8: General Meetings of Shareholders</text:span></text:h>
      <text:p text:style-name="Text_20_body">8.1 <text:span text:style-name="Strong_20_Emphasis">Annual General Meeting (AGM)</text:span><text:line-break/>The AGM shall be held annually within six (6) months after the end of the financial year at the registered office or any other place in Luxembourg as specified in the notice.</text:p>
      <text:p text:style-name="Text_20_body"><text:soft-page-break/>8.2 <text:span text:style-name="Strong_20_Emphasis">Extraordinary General Meetings</text:span><text:line-break/>Extraordinary General Meetings may be convened at any time by the Board of Directors or upon request by shareholders representing at least one-tenth (1/10) of the share capital.</text:p>
      <text:p text:style-name="Text_20_body">8.3 <text:span text:style-name="Strong_20_Emphasis">Notice of Meetings</text:span><text:line-break/>Notices shall be sent by mail at least fifteen (15) days prior to the meeting, indicating the agenda, date, time, and place.</text:p>
      <text:p text:style-name="Text_20_body">8.4 <text:span text:style-name="Strong_20_Emphasis">Representation</text:span><text:line-break/>A shareholder may be represented at any General Meeting by a proxy holder who need not be a shareholder.</text:p>
      <text:p text:style-name="Text_20_body">8.5 <text:span text:style-name="Strong_20_Emphasis">Quorum and Voting</text:span><text:line-break/>Resolutions at General Meetings shall be passed by a simple majority of votes cast, unless a higher majority is required by law or these Articles.</text:p>
      <text:h text:style-name="Heading_20_2" text:outline-level="2"><text:span text:style-name="Strong_20_Emphasis">Article 9: Board of Directors</text:span></text:h>
      <text:p text:style-name="Text_20_body">9.1 <text:span text:style-name="Strong_20_Emphasis">Composition</text:span><text:line-break/>The Company shall be managed by a Board of Directors consisting of one (1) or more members, who may or may not be shareholders.</text:p>
      <text:p text:style-name="Text_20_body">9.2 <text:span text:style-name="Strong_20_Emphasis">Appointment and Term</text:span><text:line-break/>Directors are appointed by the General Meeting for a term not exceeding six (6) years and may be re-elected. They may be dismissed at any time by a resolution of the General Meeting.</text:p>
      <text:p text:style-name="Text_20_body">9.3 <text:span text:style-name="Strong_20_Emphasis">Powers of the Board</text:span><text:line-break/>The Board has the broadest powers to perform all acts necessary or useful for achieving the Company's purpose, except those reserved by law or these Articles to the General Meeting.</text:p>
      <text:p text:style-name="Text_20_body">9.4 <text:span text:style-name="Strong_20_Emphasis">Meetings of the Board</text:span><text:line-break/>The Board shall meet upon notice by the Chairman or any two (2) Directors. Meetings may be held via teleconference or videoconference.</text:p>
      <text:p text:style-name="Text_20_body">9.5 <text:span text:style-name="Strong_20_Emphasis">Quorum and Voting</text:span><text:line-break/>A quorum is reached when a majority of Directors are present or represented. Decisions are made by a majority of votes. In case of a tie, the Chairman has the casting vote.</text:p>
      <text:p text:style-name="Text_20_body">9.6 <text:span text:style-name="Strong_20_Emphasis">Delegation of Powers</text:span><text:line-break/>The Board may delegate specific powers to one or more Directors, managers, or other agents.</text:p>
      <text:h text:style-name="Heading_20_2" text:outline-level="2"><text:span text:style-name="Strong_20_Emphasis">Article 10: Management and Representation</text:span></text:h>
      <text:p text:style-name="Text_20_body">10.1 <text:span text:style-name="Strong_20_Emphasis">Daily Management</text:span><text:line-break/>The Board may delegate the daily management and representation of the Company to one or more Directors, officers, or other agents, who may act individually or jointly as determined by the Board.</text:p>
      <text:p text:style-name="Text_20_body"><text:soft-page-break/>10.2 <text:span text:style-name="Strong_20_Emphasis">Legal Representation</text:span><text:line-break/>The Company is legally bound by:</text:p>
      <text:list text:style-name="L2">
        <text:list-item>
          <text:p text:style-name="P5">The joint signatures of any two (2) Directors.</text:p>
        </text:list-item>
        <text:list-item>
          <text:p text:style-name="P4">The sole signature of any person to whom such signatory power has been delegated by the Board.</text:p>
        </text:list-item>
      </text:list>
      <text:h text:style-name="Heading_20_2" text:outline-level="2"><text:span text:style-name="Strong_20_Emphasis">Article 11: Auditors</text:span></text:h>
      <text:p text:style-name="Text_20_body">11.1 <text:span text:style-name="Strong_20_Emphasis">Appointment</text:span><text:line-break/>If required by law, the General Meeting shall appoint one (1) or more statutory auditors ("réviseurs d'entreprises agréés") who shall hold office for a period not exceeding six (6) years.</text:p>
      <text:p text:style-name="Text_20_body">11.2 <text:span text:style-name="Strong_20_Emphasis">Duties</text:span><text:line-break/>The auditors shall have the duties prescribed by Luxembourg law.</text:p>
      <text:h text:style-name="Heading_20_2" text:outline-level="2"><text:span text:style-name="Strong_20_Emphasis">Article 12: Fiscal Year</text:span></text:h>
      <text:p text:style-name="Text_20_body">12.1 <text:span text:style-name="Strong_20_Emphasis">Accounting Period</text:span><text:line-break/>The fiscal year begins on the first (1st) of January and ends on the thirty-first (31st) of December of each year.</text:p>
      <text:h text:style-name="Heading_20_2" text:outline-level="2"><text:span text:style-name="Strong_20_Emphasis">Article 13: Annual Accounts and Allocation of Profits</text:span></text:h>
      <text:p text:style-name="Text_20_body">13.1 <text:span text:style-name="Strong_20_Emphasis">Preparation of Accounts</text:span><text:line-break/>The Board shall prepare annual accounts in accordance with Luxembourg law.</text:p>
      <text:p text:style-name="Text_20_body">13.2 <text:span text:style-name="Strong_20_Emphasis">Allocation of Profits</text:span><text:line-break/>Net profits after deduction of charges and provisions shall be allocated as follows:</text:p>
      <text:list text:style-name="L3">
        <text:list-item>
          <text:p text:style-name="P7">Five percent (5%) to the legal reserve until it reaches ten percent (10%) of the share capital.</text:p>
        </text:list-item>
        <text:list-item>
          <text:p text:style-name="P6">The remainder is at the disposal of the General Meeting, which may decide on distribution as dividends or allocation to other reserves.</text:p>
        </text:list-item>
      </text:list>
      <text:p text:style-name="Text_20_body">13.3 <text:span text:style-name="Strong_20_Emphasis">Dividends</text:span><text:line-break/>Dividends shall be paid at the times and places determined by the Board.</text:p>
      <text:h text:style-name="Heading_20_2" text:outline-level="2"><text:span text:style-name="Strong_20_Emphasis">Article 14: Dissolution and Liquidation</text:span></text:h>
      <text:p text:style-name="Text_20_body">14.1 <text:span text:style-name="Strong_20_Emphasis">Voluntary Dissolution</text:span><text:line-break/>In the event of dissolution, the liquidation shall be carried out by one (1) or more liquidators appointed by the General Meeting, which shall determine their powers and remuneration.</text:p>
      <text:p text:style-name="Text_20_body">14.2 <text:span text:style-name="Strong_20_Emphasis">Distribution of Assets</text:span><text:line-break/>After payment of debts and liabilities, the remaining assets shall be distributed to the shareholders in proportion to their shareholdings.</text:p>
      <text:h text:style-name="Heading_20_2" text:outline-level="2"><text:soft-page-break/><text:span text:style-name="Strong_20_Emphasis">Article 15: Amendments to the Articles</text:span></text:h>
      <text:p text:style-name="Text_20_body">15.1 <text:span text:style-name="Strong_20_Emphasis">Requirements</text:span><text:line-break/>Any amendment to these Articles requires a resolution of the General Meeting, passed in accordance with Luxembourg law concerning quorum and majority.</text:p>
      <text:h text:style-name="Heading_20_2" text:outline-level="2"><text:span text:style-name="Strong_20_Emphasis">Article 16: Notices and Communications</text:span></text:h>
      <text:p text:style-name="Text_20_body">16.1 <text:span text:style-name="Strong_20_Emphasis">Method of Communication</text:span><text:line-break/>Notices to shareholders shall be sent by registered mail or any other means of communication accepted by the recipient and permitted by law.</text:p>
      <text:h text:style-name="Heading_20_2" text:outline-level="2"><text:span text:style-name="Strong_20_Emphasis">Article 17: Applicable Law</text:span></text:h>
      <text:p text:style-name="Text_20_body">17.1 <text:span text:style-name="Strong_20_Emphasis">Governing Law</text:span><text:line-break/>All matters not covered by these Articles shall be governed by the laws of the Grand Duchy of Luxembourg.</text:p>
      <text:p text:style-name="Horizontal_20_Line"/>
      <text:p text:style-name="Text_20_body"><text:span text:style-name="Strong_20_Emphasis">Executed in [City], Luxembourg, on [Date].</text:span></text:p>
      <text:p text:style-name="Text_20_body"><text:span text:style-name="Strong_20_Emphasis">Signature(s):</text:span></text:p>
      <text:list text:style-name="L4">
        <text:list-item>
          <text:p text:style-name="P1"/>
          <text:p text:style-name="P8">[Name], [Titl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09:40:15.588000000</meta:creation-date>
    <dc:date>2024-09-27T12:04:04.403000000</dc:date>
    <meta:editing-duration>PT1M12S</meta:editing-duration>
    <meta:editing-cycles>2</meta:editing-cycles>
    <meta:generator>LibreOffice/24.2.3.2$Windows_X86_64 LibreOffice_project/433d9c2ded56988e8a90e6b2e771ee4e6a5ab2ba</meta:generator>
    <meta:document-statistic meta:table-count="0" meta:image-count="0" meta:object-count="0" meta:page-count="5" meta:paragraph-count="71" meta:word-count="1178" meta:character-count="7302" meta:non-whitespace-character-count="6203"/>
  </office:meta>
</office:document-meta>
</file>